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broutine Qsort(A,n)</text:p>
      <text:p text:style-name="Standard">integer n,ijob,ibegin,iend,sample,ilo,ihi,temp</text:p>
      <text:p text:style-name="Standard">integer array A(n) --holds n items to be sorted</text:p>
      <text:p text:style-name="Standard">array Jobs(2,n) <text:s/>--the job stack</text:p>
      <text:p text:style-name="Standard"/>
      <text:p text:style-name="Standard">ijob=1; Jobs(1,ijob)=1;Jobs(2,ijob)=n <text:s text:c="12"/>--schedule main job as sort A(1 thru n)</text:p>
      <text:p text:style-name="Standard">loop until ijob=0 <text:s text:c="46"/>--loop until stack empty</text:p>
      <text:p text:style-name="Standard"><text:s text:c="4"/>ibegin=Jobs(ijob,2); iend=Jobs(ijob,2) <text:s text:c="8"/>--get a job from the job stack</text:p>
      <text:p text:style-name="Standard"><text:s text:c="4"/>sample=(A(ibegin)+A(iend))/2 <text:s text:c="20"/>--get an average sample </text:p>
      <text:p text:style-name="Standard"><text:s text:c="4"/>ilo=ibegin; ihi=iend <text:s text:c="38"/>--place ilo and ihi both outside of job area</text:p>
      <text:p text:style-name="Standard"><text:s text:c="4"/>loop until ihi=ilo+1 <text:s text:c="39"/>-- loop <text:s/>until ilo and <text:s/>ihi meet</text:p>
      <text:p text:style-name="Standard"><text:s text:c="8"/>loop until A(ilo+1)&gt;=sample <text:s text:c="21"/>--move ilo forward until next item is high</text:p>
      <text:p text:style-name="Standard"><text:s text:c="12"/>ilo=ilo+1</text:p>
      <text:p text:style-name="Standard"><text:s text:c="8"/>end loop</text:p>
      <text:p text:style-name="Standard"><text:s text:c="8"/>loop until A(ihi-1)&lt;sample <text:s text:c="25"/>--move ihi backward until lower item is low</text:p>
      <text:p text:style-name="Standard"><text:s text:c="12"/>ihi=ihi-1</text:p>
      <text:p text:style-name="Standard"><text:s text:c="8"/>end loop</text:p>
      <text:p text:style-name="Standard"><text:s text:c="8"/>temp=A(ilo); A(ilo)=A(ihi); A(ihi)=temp <text:s text:c="3"/>--swap hi and lo items</text:p>
      <text:p text:style-name="Standard"><text:s text:c="4"/>end loop <text:s text:c="59"/>--continue until ilo and ihi meet </text:p>
      <text:p text:style-name="Standard"><text:s text:c="4"/>ijob=ijob-1 <text:s text:c="55"/>--scrub job from stack <text:s text:c="3"/></text:p>
      <text:p text:style-name="Standard"><text:s text:c="4"/>if (ilo-ibegin)&gt;1 then</text:p>
      <text:p text:style-name="Standard"><text:s text:c="9"/>ijob=ijob+1 </text:p>
      <text:p text:style-name="Standard"><text:s text:c="8"/>Jobs(1,ijob)=ibegin; Jobs(2,ijob)=ilo <text:s/>--Schedule low area as a job if &gt;1 item</text:p>
      <text:p text:style-name="Standard"><text:s text:c="4"/>end if <text:s text:c="3"/></text:p>
      <text:p text:style-name="Standard"><text:s text:c="4"/>if (ilo-ibegin)&gt;1 then</text:p>
      <text:p text:style-name="Standard"><text:s text:c="8"/>ijob=ijob+1 </text:p>
      <text:p text:style-name="Standard"><text:s text:c="8"/>Jobs(1,ijob)=ihi; Jobs(2,ijob)=iend <text:s text:c="7"/>--Schedule high area as a job if &gt;1 item</text:p>
      <text:p text:style-name="Standard"><text:s text:c="4"/>end if </text:p>
      <text:p text:style-name="Standard">end loop</text:p>
      <text:p text:style-name="Standard">return <text:s text:c="74"/>--items all sorted <text:s text:c="5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16-09-29T15:55:52</meta:creation-date>
    <dc:date>2016-10-02T16:11:48</dc:date>
    <meta:editing-cycles>2</meta:editing-cycles>
    <meta:editing-duration>PT13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234" meta:character-count="1644"/>
  </office:meta>
</office:document-meta>
</file>